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1.4cm" svg:x="6.3cm" svg:y="3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layer="layout" svg:width="7.7cm" svg:height="1.9cm" svg:x="5.7cm" svg:y="5.7cm">
          <text:p text:style-name="P1">Get temperatur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.9cm" svg:y1="4.4cm" svg:x2="9.7cm" svg:y2="5.9cm">
          <text:p/>
        </draw:line>
        <draw:custom-shape draw:style-name="gr1" draw:text-style-name="P1" draw:layer="layout" svg:width="19.3cm" svg:height="5.2cm" svg:x="0.2cm" svg:y="9.5cm">
          <text:p text:style-name="P1">If temperature is greater than 100 print boiling</text:p>
          <text:p text:style-name="P1">Elif temperature is greater than 0 print liquid</text:p>
          <text:p text:style-name="P1">Else print frozen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9.7cm" svg:y1="7.6cm" svg:x2="9.9cm" svg:y2="9.6cm">
          <text:p/>
        </draw:line>
        <draw:line draw:style-name="gr2" draw:text-style-name="P1" draw:layer="layout" svg:x1="9.9cm" svg:y1="14.7cm" svg:x2="9.9cm" svg:y2="17.2cm">
          <text:p/>
        </draw:line>
        <draw:custom-shape draw:style-name="gr1" draw:text-style-name="P1" draw:layer="layout" svg:width="8.6cm" svg:height="2.8cm" svg:x="5.6cm" svg:y="17.1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standard" draw:layer="layout" svg:width="14.098cm" svg:height="4.605cm" svg:x="3.984cm" svg:y="22.05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nput</text:p>
              </table:table-cell>
              <table:table-cell>
                <text:p>outcome</text:p>
              </table:table-cell>
            </table:table-row>
            <table:table-row table:style-name="ro1" table:default-cell-style-name="ce1">
              <table:table-cell>
                <text:p>10</text:p>
              </table:table-cell>
              <table:table-cell>
                <text:p>liquid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6T14:27:31.728000000</meta:creation-date>
    <dc:date>2014-09-26T14:32:20.573000000</dc:date>
    <meta:editing-duration>P0D</meta:editing-duration>
    <meta:editing-cycles>1</meta:editing-cycles>
    <meta:document-statistic meta:object-count="8"/>
    <meta:generator>LibreOffice/4.2.5.2$Windows_x86 LibreOffice_project/61cb170a04bb1f12e77c884eab9192be736ec5f5</meta:generator>
  </office:meta>
</office:document-meta>
</file>